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4.00pt" fo:font-weight="normal" fo:font-family="Cambria" style:font-family-asian="Cambria" style:font-family-complex="Cambria" fo:background-color="transparent" fo:color="#707070"/>
    </style:style>
    <style:style style:name="T2" style:family="text">
      <style:text-properties fo:font-size="27.00pt" fo:font-weight="normal" fo:font-family="Cambria" style:font-family-asian="Cambria" style:font-family-complex="Cambria" fo:background-color="transparent" fo:color="#2e2e2e" fo:text-transform="uppercase"/>
    </style:style>
    <style:style style:name="T3" style:family="text">
      <style:text-properties fo:font-size="16.00pt" fo:font-weight="normal" fo:font-family="Cambria" style:font-family-asian="Cambria" style:font-family-complex="Cambria" fo:background-color="transparent" fo:color="#2e2e2e" fo:text-transform="uppercase"/>
    </style:style>
    <style:style style:name="T4" style:family="text">
      <style:text-properties fo:font-size="11.00pt" fo:font-weight="normal" fo:font-family="Cambria" style:font-family-asian="Cambria" style:font-family-complex="Cambria" fo:background-color="transparent" fo:color="#707070"/>
    </style:style>
    <style:style style:name="T5" style:family="text">
      <style:text-properties fo:font-size="13.00pt" fo:font-weight="normal" fo:font-family="Cambria" style:font-family-asian="Cambria" style:font-family-complex="Cambria" fo:background-color="transparent" fo:color="#707070"/>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3.00pt" fo:font-weight="normal" fo:font-family="Cambria" style:font-family-asian="Cambria" style:font-family-complex="Cambria" fo:background-color="transparent" fo:color="#707070"/>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3.00pt" fo:font-weight="normal" fo:font-family="Cambria" style:font-family-asian="Cambria" style:font-family-complex="Cambria" fo:background-color="transparent" fo:color="#707070"/>
    </style:style>
    <style:style style:name="T10" style:family="text">
      <style:text-properties fo:font-size="16.00pt" fo:font-weight="normal" fo:font-family="Cambria" style:font-family-asian="Cambria" style:font-family-complex="Cambria" fo:background-color="transparent" fo:color="#2e2e2e" fo:text-transform="uppercase"/>
    </style:style>
    <style:style style:name="T11" style:family="text">
      <style:text-properties fo:font-size="16.00pt" fo:font-weight="normal" style:text-underline-mode="continuous" style:text-underline-type="single" style:text-underline-style="solid" style:text-underline-width="normal" fo:font-family="Cambria" style:font-family-asian="Cambria" style:font-family-complex="Cambria" fo:background-color="transparent" fo:color="#2e2e2e" fo:text-transform="uppercase"/>
    </style:style>
    <style:style style:name="T12" style:family="text">
      <style:text-properties fo:font-size="16.00pt" fo:font-weight="normal" fo:font-family="Cambria" style:font-family-asian="Cambria" style:font-family-complex="Cambria" fo:background-color="transparent" style:use-window-font-color="true" fo:text-transform="uppercase"/>
    </style:style>
    <style:style style:name="T13" style:family="text">
      <style:text-properties fo:font-size="18.00pt" fo:font-weight="normal" fo:font-family="Cambria" style:font-family-asian="Cambria" style:font-family-complex="Cambria" fo:background-color="transparent" fo:color="#2e2e2e" fo:text-transform="uppercase"/>
    </style:style>
    <style:style style:name="T14" style:family="text">
      <style:text-properties fo:font-size="13.00pt" fo:font-weight="normal" fo:font-family="Cambria" style:font-family-asian="Cambria" style:font-family-complex="Cambria" fo:background-color="transparent" fo:color="#2e2e2e" fo:text-transform="uppercase"/>
    </style:style>
    <style:style style:name="T15" style:family="text">
      <style:text-properties fo:font-size="11.00pt" fo:font-weight="normal" fo:font-family="Cambria" style:font-family-asian="Cambria" style:font-family-complex="Cambria" fo:background-color="transparent" fo:color="#2e2e2e"/>
    </style:style>
    <style:style style:name="T16" style:family="text">
      <style:text-properties fo:font-size="18.00pt" fo:font-weight="normal" fo:font-family="Cambria" style:font-family-asian="Cambria" style:font-family-complex="Cambria" fo:background-color="transparent" fo:color="#2e2e2e" fo:text-transform="uppercase"/>
    </style:style>
    <style:style style:name="T17" style:family="text">
      <style:text-properties fo:font-size="13.00pt" fo:font-weight="normal" fo:font-family="Cambria" style:font-family-asian="Cambria" style:font-family-complex="Cambria" fo:background-color="transparent" fo:color="#2e2e2e" fo:text-transform="uppercase"/>
    </style:style>
    <style:style style:name="T18" style:family="text">
      <style:text-properties fo:font-size="18.00pt" fo:font-weight="normal" fo:font-family="Cambria" style:font-family-asian="Cambria" style:font-family-complex="Cambria" fo:background-color="transparent" fo:color="#2e2e2e" fo:text-transform="uppercase"/>
    </style:style>
    <style:style style:name="T19" style:family="text">
      <style:text-properties fo:font-size="16.00pt" fo:font-weight="normal" fo:font-family="Cambria" style:font-family-asian="Cambria" style:font-family-complex="Cambria" fo:background-color="transparent" fo:color="#2e2e2e" fo:text-transform="uppercase"/>
    </style:style>
    <style:style style:name="T20" style:family="text">
      <style:text-properties fo:font-size="13.00pt" fo:font-weight="normal" fo:font-family="Cambria" style:font-family-asian="Cambria" style:font-family-complex="Cambria" fo:background-color="transparent" fo:color="#2e2e2e" fo:text-transform="uppercase"/>
    </style:style>
    <style:style style:name="T21"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20.00%" fo:text-align="left" fo:margin-bottom="18.00pt"/>
    </style:style>
    <style:style style:name="P2" style:family="paragraph">
      <style:paragraph-properties fo:line-height="120.00%" fo:text-align="left" fo:margin-top="12.00pt"/>
    </style:style>
    <style:style style:name="P3" style:family="paragraph">
      <style:paragraph-properties fo:line-height="120.00%" fo:text-align="left" fo:margin-bottom="6.00pt"/>
    </style:style>
    <style:style style:name="P4" style:family="paragraph">
      <style:paragraph-properties fo:line-height="120.00%" fo:text-align="left" fo:margin-left="18.00pt" fo:text-indent="0.00pt" fo:margin-bottom="6.00pt"/>
    </style:style>
    <style:style style:name="P5" style:family="paragraph">
      <style:paragraph-properties fo:line-height="120.00%" fo:text-align="left" fo:margin-left="18.00pt" fo:text-indent="0.00pt" fo:margin-top="30.00pt" fo:margin-bottom="3.00pt"/>
    </style:style>
    <style:style style:name="P6" style:family="paragraph">
      <style:paragraph-properties fo:line-height="120.00%" fo:text-align="left" fo:margin-left="18.00pt" fo:text-indent="0.00pt" fo:margin-top="2.00pt" fo:margin-bottom="6.00pt"/>
    </style:style>
    <style:style style:name="P7" style:family="paragraph">
      <style:paragraph-properties fo:line-height="120.00%" fo:text-align="left" fo:margin-left="18.00pt" fo:text-indent="0.00pt" fo:margin-top="30.00pt" fo:margin-bottom="3.00pt"/>
    </style:style>
    <style:style style:name="P8" style:family="paragraph">
      <style:paragraph-properties fo:line-height="120.00%" fo:text-align="left" fo:margin-left="18.00pt" fo:text-indent="0.00pt" fo:margin-bottom="6.00pt"/>
    </style:style>
  </office:automatic-styles>
  <office:body>
    <office:text>
      <text:p text:style-name="P1"><text:span text:style-name="T1">Date</text:span></text:p>
      <text:p text:style-name="P2"><text:span text:style-name="T2">Covid cases analysis</text:span></text:p>
      <text:p text:style-name="P2"><text:span text:style-name="T3"><text:s/>AI &amp; ADS</text:span></text:p>
      <text:p text:style-name="P3"><text:span text:style-name="T4"><text:s text:c="3"/></text:span><text:span text:style-name="T5">Artificial Intelligence (AI) can be a powerful tool for analyzing </text:span></text:p>
      <text:p text:style-name="P4"><text:span text:style-name="T6"/></text:p>
      <text:p text:style-name="P4"><text:span text:style-name="T7">Data Collection: </text:span></text:p>
      <text:p text:style-name="P4"><text:span text:style-name="T7"><text:s text:c="15"/>Data can be collected from various sources, including hospitals, testing centers, healthcare providers, and public health agencies. It can also come from contact tracing and self-reporting by individuals.</text:span></text:p>
      <text:p text:style-name="P4"><text:span text:style-name="T8"/></text:p>
      <text:p text:style-name="P4"><text:span text:style-name="T9">Data Processing: </text:span></text:p>
      <text:p text:style-name="P4"><text:span text:style-name="T9"><text:s text:c="17"/>AI algorithms involve transforming raw information into valuable insights and actionable knowledge. This step is essential for monitoring the pandemic, guiding public health responses, and facilitating decision-making.</text:span></text:p>
      <text:p text:style-name="P5"><text:span text:style-name="T10">dataset link: </text:span></text:p>
      <text:p text:style-name="P5"><text:a xlink:href="https://www.kaggle.com/datasets/chakradharmattapalli/covid-19-cases"><text:span text:style-name="T11">https://www.kaggle.com/datasets/chakradharmattapalli/covid-19-cases</text:span></text:a><text:span text:style-name="T12"/></text:p>
      <text:p text:style-name="P5"><text:span text:style-name="T13">DAC:</text:span><text:span text:style-name="T14"/></text:p>
      <text:p text:style-name="P5"><text:span text:style-name="T14"><text:s text:c="9"/>Analyzing COVID-19 cases using data analysis and visualization can provide valuable insights into the spread of the virus, its impact, and trends. Here are the steps and techniques you can use for COVID-19 case analysis using DAC:</text:span></text:p>
      <text:p text:style-name="P5"><text:span text:style-name="T14">Data Collection:</text:span></text:p>
      <text:p text:style-name="P5"><text:span text:style-name="T14"><text:s text:c="12"/>Obtain reliable and up-to-date COVID-19 data from trusted sources such as government health agencies, the World Health Organization (WHO), or research institutions. This data typically includes information on the number of cases, deaths, recoveries, testing, and vaccination rates.</text:span></text:p>
      <text:p text:style-name="P5"><text:span text:style-name="T14">Time Series Analysis:</text:span></text:p>
      <text:p text:style-name="P5"><text:span text:style-name="T14"><text:s text:c="11"/>Analyze the data over time to identify trends and seasonal patterns. Plot time series graphs to visualize changes in cases, deaths, and recoveries over different periods.</text:span></text:p>
      <text:p text:style-name="P5"><text:span text:style-name="T14">Predictive Modeling :</text:span></text:p>
      <text:p text:style-name="P5"><text:span text:style-name="T14"><text:s text:c="11"/>Use machine learning or statistical models to make predictions about future COVID-19 trends. Time series forecasting models like ARIMA or machine learning models like regression and decision trees can be applied.</text:span></text:p>
      <text:p text:style-name="P5"><text:span text:style-name="T14">Dashboard Creation:</text:span></text:p>
      <text:p text:style-name="P5"><text:span text:style-name="T14"><text:s text:c="9"/>Build interactive dashboards using tools like Tableau, Power BI, or custom web-based dashboards with libraries like Plotly Dash. Dashboards can display real-time data, trends, and key metrics to provide a user-friendly interface for stakeholders and decision-makers.</text:span></text:p>
      <text:p text:style-name="P5"><text:span text:style-name="T14">Statistical Analysis:</text:span></text:p>
      <text:p text:style-name="P5"><text:span text:style-name="T14"><text:s text:c="11"/>Conduct statistical tests to assess the significance of findings and correlations. For example, you might investigate the impact of interventions or vaccination campaigns on the rate of infection.</text:span></text:p>
      <text:p text:style-name="P5"><text:span text:style-name="T14">Report and Presentation:</text:span></text:p>
      <text:p text:style-name="P5"><text:span text:style-name="T14"><text:s text:c="10"/>Summarize your findings and insights in a report or presentation. Communicate the information effectively to a non-technical audience, including policymakers and the general public.</text:span></text:p>
      <text:p text:style-name="P6"><text:span text:style-name="T15"><text:s/></text:span></text:p>
      <text:p text:style-name="P7"><text:span text:style-name="T16">IOT</text:span><text:span text:style-name="T17"/></text:p>
      <text:p text:style-name="P7"><text:span text:style-name="T17"><text:s text:c="11"/>IoT can provide valuable insights for healthcare, public safety, and research. Here's how you can perform COVID-19 case analysis using IoT:</text:span></text:p>
      <text:p text:style-name="P7"><text:span text:style-name="T17">Data Integration and Storage:</text:span></text:p>
      <text:p text:style-name="P7"><text:span text:style-name="T17"><text:s text:c="13"/>Aggregate and store the data in a central database or cloud platform. IoT data can be quite extensive, so consider using databases like PostgreSQL, MongoDB, or cloud services like AWS IoT Core or Azure IoT Hub.</text:span></text:p>
      <text:p text:style-name="P7"><text:span text:style-name="T17">Real-time Monitoring:</text:span></text:p>
      <text:p text:style-name="P7"><text:span text:style-name="T17"><text:s text:c="13"/>Implement real-time data analysis to monitor various parameters. For instance, you can set up alerts and notifications when certain thresholds are crossed, such as a crowded area or elevated body temperature.</text:span></text:p>
      <text:p text:style-name="P7"><text:span text:style-name="T17">Data Visualization:</text:span></text:p>
      <text:p text:style-name="P7"><text:span text:style-name="T17"><text:s text:c="13"/>Use data visualization tools and libraries to create dashboards and charts for real-time monitoring and analysis. Tools like Grafana, Kibana, or custom web-based solutions can be useful.</text:span></text:p>
      <text:p text:style-name="P7"><text:span text:style-name="T17">Predictive Analytics:</text:span></text:p>
      <text:p text:style-name="P7"><text:span text:style-name="T17"><text:s text:c="14"/>Employ machine learning algorithms to make predictions and forecasts. For example, predict disease spread in specific areas based on IoT sensor data and historical COVID-19 data.</text:span></text:p>
      <text:p text:style-name="P7"><text:span text:style-name="T17">Health Monitoring:</text:span></text:p>
      <text:p text:style-name="P7"><text:span text:style-name="T17"><text:s text:c="15"/>Monitor the health of COVID-19 patients remotely using wearable IoT devices. These devices can track vital signs and symptoms, providing healthcare professionals with real-time patient data.</text:span></text:p>
      <text:p text:style-name="P7"><text:span text:style-name="T17">Environmental Monitoring:</text:span></text:p>
      <text:p text:style-name="P7"><text:span text:style-name="T17"><text:s text:c="14"/>Use IoT sensors to monitor indoor air quality and ventilation systems to ensure a safe environment for occupants. This can help in reducing the risk of virus transmission..</text:span></text:p>
      <text:p text:style-name="P7"><text:span text:style-name="T17">Supply Chain Management:</text:span></text:p>
      <text:p text:style-name="P7"><text:span text:style-name="T17"><text:s text:c="14"/>Use IoT to track and optimize the supply chain for medical equipment and vaccines. Ensure that critical supplies are available where needed.</text:span></text:p>
      <text:p text:style-name="P7"><text:span text:style-name="T17">Feedback and Intervention:</text:span></text:p>
      <text:p text:style-name="P7"><text:span text:style-name="T17"><text:s text:c="14"/>Implement automated responses based on IoT data. For example, if a crowded area is detected, the system can send alerts to local authorities to take action.</text:span></text:p>
      <text:p text:style-name="P7"><text:span text:style-name="T17">Data Security:</text:span></text:p>
      <text:p text:style-name="P7"><text:span text:style-name="T17"><text:s text:c="13"/>Ensure the security of IoT data and communication to protect sensitive health information.</text:span></text:p>
      <text:p text:style-name="P7"><text:span text:style-name="T17">Privacy Considerations:</text:span></text:p>
      <text:p text:style-name="P7"><text:span text:style-name="T17"><text:s text:c="14"/>Address privacy concerns when collecting and analyzing health data. Data anonymization and informed consent are crucial in this context.</text:span></text:p>
      <text:p text:style-name="P7"><text:span text:style-name="T17">Regulatory Compliance:</text:span></text:p>
      <text:p text:style-name="P7"><text:span text:style-name="T17"><text:s text:c="15"/>Ensure your IoT-based COVID-19 analysis complies with local and international regulations, such as data protection laws.</text:span></text:p>
      <text:p text:style-name="P7"><text:span text:style-name="T18">CAD:</text:span><text:span text:style-name="T19"/></text:p>
      <text:p text:style-name="P7"><text:span text:style-name="T20"><text:s text:c="21"/>Computer-aided design (CAD) is typically associated with designing and drafting tools used in architecture, engineering, and manufacturing. It is not directly related to tracking or reporting COVID-19 cases, which is typically done through epidemiological and public health systems.</text:span></text:p>
      <text:p text:style-name="P7"><text:span text:style-name="T20">Epidemiological Data Collection: </text:span></text:p>
      <text:p text:style-name="P7"><text:span text:style-name="T20"><text:s text:c="22"/>Public health agencies and organizations collect COVID-19 data, including the number of cases, hospitalizations, and deaths. This data is typically gathered through testing and reporting by healthcare providers, and it's managed using databases and data analysis software rather than CAD tools.</text:span></text:p>
      <text:p text:style-name="P7"><text:span text:style-name="T20">Data Visualization: </text:span></text:p>
      <text:p text:style-name="P7"><text:span text:style-name="T20"><text:s text:c="15"/>CAD software can be used to create visualizations or maps related to COVID-19 cases. These visualizations can help in understanding the spread of the virus, planning medical infrastructure, and other related purposes.</text:span></text:p>
      <text:p text:style-name="P7"><text:span text:style-name="T20">Medical Equipment Design:</text:span></text:p>
      <text:p text:style-name="P7"><text:span text:style-name="T20"><text:s text:c="16"/>Some CAD software is used in the design of medical equipment, including ventilators and personal protective equipment (PPE), which have been in high demand during the pandemic.</text:span></text:p>
      <text:p text:style-name="P7"><text:span text:style-name="T20">Facility Planning:</text:span></text:p>
      <text:p text:style-name="P7"><text:span text:style-name="T20"><text:s text:c="16"/>Architects and engineers might use CAD for planning the layout of temporary healthcare facilities, such as field hospitals or vaccination centers.</text:span><text:span text:style-name="T21"/></text:p>
      <text:p text:style-name="P8"><text:span text:style-name="T21"/></text:p>
      <text:p text:style-name="P8"><text:span text:style-name="T21"/></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